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61">
      <style:paragraph-properties fo:margin-top="0in" fo:margin-bottom="0in"/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  <style:paragraph-properties fo:margin-top="0in" fo:margin-bottom="0in"/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3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5">
        <text:list-item>
          <text:p text:style-name="P45">O comando <text:span text:style-name="T1">SELECT</text:span> serve para projeção, seleção e junção.<text:line-break/></text:p>
        </text:list-item>
        <text:list-item>
          <text:p text:style-name="P45">O comando <text:span text:style-name="T1">SELECT</text:span> seleciona os campos/colunas a serem mostrados.<text:line-break/></text:p>
        </text:list-item>
        <text:list-item>
          <text:p text:style-name="P45">Projeta/constroi o que deve ser mostrado, não apenas os dados da tabela.</text:p>
          <text:list text:style-name="L46">
            <text:list-item>
              <text:p text:style-name="P46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6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5">Seleciona o que deve ser mostrado da tabela.<text:line-break/></text:p>
          <text:list text:style-name="L47">
            <text:list-item>
              <text:p text:style-name="P47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7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7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8">
        <text:list-item>
          <text:p text:style-name="P48">O comando <text:span text:style-name="T1">WHERE</text:span> serve para filtrar os registros/linhas da tabela, antes de mostrar.<text:line-break/></text:p>
          <text:list text:style-name="L49">
            <text:list-item>
              <text:p text:style-name="P49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8">O comando <text:span text:style-name="T1">WHERE</text:span> não precisa ter haver com a seleção <text:span text:style-name="T1">SELECT</text:span>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8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1">
            <text:list-item>
              <text:p text:style-name="P51">Caracteres coringas:<text:line-break/></text:p>
              <text:list text:style-name="L52">
                <text:list-item>
                  <text:p text:style-name="P52">‘%’<text:line-break/>Qualquer coisa.<text:line-break/></text:p>
                </text:list-item>
                <text:list-item>
                  <text:p text:style-name="P52">’_’<text:line-break/>Um único caracter.<text:line-break/></text:p>
                </text:list-item>
              </text:list>
            </text:list-item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8">Filtrando valores <text:span text:style-name="T1">NULL</text:span>.<text:line-break/></text:p>
          <text:list text:style-name="L53">
            <text:list-item>
              <text:p text:style-name="P53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4">
                <text:list-item>
                  <text:p text:style-name="P54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3">Para filtrar valores não <text:span text:style-name="T1">NULL</text:span>, basta utilizar <text:span text:style-name="T1">IS NOT NULL</text:span>, ao inves de uma expressão.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6">
        <text:list-item>
          <text:p text:style-name="P56">Operadores lógicos:<text:line-break/></text:p>
          <text:list text:style-name="L57">
            <text:list-item>
              <text:p text:style-name="P57"><text:span text:style-name="T1">OR</text:span>/OU<text:line-break/></text:p>
              <text:list text:style-name="L58">
                <text:list-item>
                  <text:p text:style-name="P58">Apenas uma condição precisa ser verdadeira para dar verdadeiro.<text:line-break/></text:p>
                </text:list-item>
                <text:list-item>
                  <text:p text:style-name="P5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7"><text:span text:style-name="T1">AND</text:span>/E<text:line-break/></text:p>
              <text:list text:style-name="L59">
                <text:list-item>
                  <text:p text:style-name="P59">Todas as condições precisam ser verdadeiras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7"><text:span text:style-name="T1">NOT</text:span>/negação<text:line-break/></text:p>
              <text:list text:style-name="L60">
                <text:list-item>
                  <text:p text:style-name="P60">Nega e inverte e inverte o valor de uma expressã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6"><text:span text:style-name="T2">Tabela verdade</text:span><text:line-break/></text:p>
        </text:list-item>
      </text:list>
      <text:p text:style-name="P61">## <text:s text:c="2"/>A NOT_A B NOT_B A_OR_B A_AND_B</text:p>
      <text:p text:style-name="P62">## 1 V <text:s text:c="4"/>F V <text:s text:c="4"/>F <text:s text:c="5"/>V <text:s text:c="6"/>V</text:p>
      <text:p text:style-name="P63">## 2 V <text:s text:c="4"/>F F <text:s text:c="4"/>V <text:s text:c="5"/>V <text:s text:c="6"/>F</text:p>
      <text:p text:style-name="P64">## 3 F <text:s text:c="4"/>V V <text:s text:c="4"/>F <text:s text:c="5"/>V <text:s text:c="6"/>F</text:p>
      <text:p text:style-name="P65">## 4 F <text:s text:c="4"/>V F <text:s text:c="4"/>V <text:s text:c="5"/>F <text:s text:c="6"/>F</text:p>
      <text:list text:style-name="L61">
        <text:list-item>
          <text:p text:style-name="P66">Performance de operadores lógicos.<text:line-break/></text:p>
          <text:list text:style-name="L62">
            <text:list-item>
              <text:p text:style-name="P67">Para melhorar a performance das consultas, com operadores lógicos, dois casos podem ser avaliados:<text:line-break/></text:p>
              <text:list text:style-name="L63">
                <text:list-item>
                  <text:p text:style-name="P68">No caso <text:span text:style-name="T1">OR</text:span>:<text:line-break/></text:p>
                  <text:list text:style-name="L64">
                    <text:list-item>
                      <text:p text:style-name="P69">Colocar a condição que oferece maior incidencia de verdadeiro na frente.<text:line-break/></text:p>
                    </text:list-item>
                    <text:list-item>
                      <text:p text:style-name="P69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8">No caso <text:span text:style-name="T1">AND</text:span>:<text:line-break/></text:p>
                  <text:list text:style-name="L65">
                    <text:list-item>
                      <text:p text:style-name="P70">Colocar a condição que oference menor inicidencia de verdadeiro na frente.<text:line-break/></text:p>
                    </text:list-item>
                    <text:list-item>
                      <text:p text:style-name="P70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6">
        <text:list-item>
          <text:p text:style-name="P71"><text:span text:style-name="T1">COUNT</text:span>(*)<text:line-break/></text:p>
          <text:list text:style-name="L67">
            <text:list-item>
              <text:p text:style-name="P72">Conta o numero de registros.<text:line-break/></text:p>
            </text:list-item>
            <text:list-item>
              <text:p text:style-name="P72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1"><text:span text:style-name="T1">GROUP BY</text:span><text:line-break/></text:p>
          <text:list text:style-name="L68">
            <text:list-item>
              <text:p text:style-name="P73">Agrupa dados em torno de determinado campo.<text:line-break/></text:p>
            </text:list-item>
            <text:list-item>
              <text:p text:style-name="P73">Usar em conjunto com funções de agrupamento, como:<text:line-break/></text:p>
              <text:list text:style-name="L69">
                <text:list-item>
                  <text:p text:style-name="P74"><text:span text:style-name="T1">COUNT</text:span> (*)<text:line-break/>Conta todos os registros.<text:line-break/></text:p>
                </text:list-item>
                <text:list-item>
                  <text:p text:style-name="P74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4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4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4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4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3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3">É possivel agrupar mais de uma coluna de uma vez.<text:line-break/></text:p>
              <text:list text:style-name="L70">
                <text:list-item>
                  <text:p text:style-name="P75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5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1">
        <text:list-item>
          <text:p text:style-name="P76"><text:span text:style-name="T1">ORDER BY</text:span><text:line-break/></text:p>
          <text:list text:style-name="L72">
            <text:list-item>
              <text:p text:style-name="P77">Organiza os dados segundo uma ordem.<text:line-break/></text:p>
            </text:list-item>
            <text:list-item>
              <text:p text:style-name="P77">Por default é ordem crescente, <text:span text:style-name="T1">ASC</text:span>.<text:line-break/></text:p>
            </text:list-item>
            <text:list-item>
              <text:p text:style-name="P77">Para ordem decrescente só adicionar ao final <text:span text:style-name="T1">DESC</text:span>.<text:line-break/></text:p>
            </text:list-item>
            <text:list-item>
              <text:p text:style-name="P77">Utilizado normalmente ao final de <text:span text:style-name="T1">WHERE</text:span> ou <text:span text:style-name="T1">GROUP BY</text:span>.<text:line-break/></text:p>
            </text:list-item>
            <text:list-item>
              <text:p text:style-name="P77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7">Também é possivel colocar em ordem, mais de uma coluna de uma vez.<text:line-break/></text:p>
              <text:list text:style-name="L73">
                <text:list-item>
    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4">
        <text:list-item>
          <text:p text:style-name="P79">Atualizar todos os dados de uma coluna/campo de uma tabela, de uma vez.<text:line-break/></text:p>
          <text:list text:style-name="L75">
            <text:list-item>
              <text:p text:style-name="P80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0">Muito cuidado ao utilizar esse comando assim, pois pode gerar muitos problemas.<text:line-break/></text:p>
            </text:list-item>
            <text:list-item>
              <text:p text:style-name="P8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79">Para atualizar um determinado registro.<text:line-break/></text:p>
          <text:list text:style-name="L76">
            <text:list-item>
              <text:p text:style-name="P81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79">Existe como voltar atrás de um <text:span text:style-name="T1">UPDATE</text:span>, desfazer um <text:span text:style-name="T1">UPDATE</text:span>.<text:line-break/></text:p>
          <text:list text:style-name="L77">
            <text:list-item>
              <text:p text:style-name="P82"><text:span text:style-name="T1">COMMIT</text:span><text:line-break/></text:p>
            </text:list-item>
            <text:list-item>
              <text:p text:style-name="P82"><text:span text:style-name="T1">ROLLBACK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2">
        <text:list-item>
          <text:p text:style-name="P87">3 Regras:<text:line-break/></text:p>
          <text:list text:style-name="L83">
            <text:list-item>
              <text:p text:style-name="P88">Todo campo vetorizado se tornará outra tabela.<text:line-break/></text:p>
            </text:list-item>
          </text:list>
          <text:list text:style-name="L84">
            <text:list-item>
              <text:p text:style-name="P89">Campo vetorizado é todo campo que apresenta algo como um vetor dentro dele.<text:line-break/></text:p>
            </text:list-item>
            <text:list-item>
              <text:p text:style-name="P89">Varios dados do mesmo tipo (vetor).<text:line-break/></text:p>
            </text:list-item>
            <text:list-item>
              <text:p text:style-name="P89">Exemplo:<text:line-break/><text:span text:style-name="T2">vetor</text:span> [VERDE, AMARELO, LARANJA,…]<text:line-break/></text:p>
            </text:list-item>
          </text:list>
          <text:list text:style-name="L85">
            <text:list-item>
              <text:p text:style-name="P90">Todo campo multivalorado se tornará outra tabela.<text:line-break/></text:p>
            </text:list-item>
          </text:list>
          <text:list text:style-name="L86">
            <text:list-item>
              <text:p text:style-name="P91">Campo multivalorado é todo campo que apresenta algo como uma lista dentro dele.<text:line-break/></text:p>
            </text:list-item>
            <text:list-item>
              <text:p text:style-name="P91">Diversos dados de tipos diferentes (lista).<text:line-break/></text:p>
            </text:list-item>
            <text:list-item>
              <text:p text:style-name="P91">Exemplo:<text:line-break/><text:span text:style-name="T2">list</text:span> (1, VERDE, CASA, …)<text:line-break/></text:p>
            </text:list-item>
          </text:list>
          <text:list text:style-name="L87">
            <text:list-item>
              <text:p text:style-name="P92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88">
            <text:list-item>
              <text:p text:style-name="P93">Tipos de <text:span text:style-name="T1">CHAVE PRIMARIA</text:span>:<text:line-break/></text:p>
              <text:list text:style-name="L89">
                <text:list-item>
                  <text:p text:style-name="P94">NATURAL<text:line-break/></text:p>
                  <text:list text:style-name="L90">
                    <text:list-item>
                      <text:p text:style-name="P95">Pertence ao registro intrinsecamente.<text:line-break/></text:p>
                    </text:list-item>
                    <text:list-item>
                      <text:p text:style-name="P95">Muito útil, porem pouco confiavel. Depende de terceiros para existir, como o governo por exemplo.<text:line-break/></text:p>
                    </text:list-item>
                    <text:list-item>
                      <text:p text:style-name="P95">Exemplo: CPF.<text:line-break/></text:p>
                    </text:list-item>
                  </text:list>
                </text:list-item>
                <text:list-item>
                  <text:p text:style-name="P94">ARTIFICIAL<text:line-break/></text:p>
                  <text:list text:style-name="L91">
                    <text:list-item>
                      <text:p text:style-name="P96">É criada pelo/para o banco de dados para identificar o registro.<text:line-break/></text:p>
                    </text:list-item>
                    <text:list-item>
                      <text:p text:style-name="P96">Exemplo: ID.<text:line-break/></text:p>
                    </text:list-item>
                    <text:list-item>
                      <text:p text:style-name="P96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detalhes"/>Detalhes<text:bookmark-end text:name="detalhes"/></text:h>
      <text:list text:style-name="L92">
        <text:list-item>
          <text:p text:style-name="P97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97">O que são e o que fazem os administradores:<text:line-break/></text:p>
          <text:list text:style-name="L93">
            <text:list-item>
              <text:p text:style-name="P98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98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97">Acesso ao <text:span text:style-name="T1">MySQL</text:span> pelo terminal é necessario usar o comando:<text:line-break/>mysql -u root -p<text:line-break/></text:p>
          <text:list text:style-name="L94">
            <text:list-item>
              <text:p text:style-name="P99">Depois colocar a senha.<text:line-break/></text:p>
            </text:list-item>
          </text:list>
        </text:list-item>
        <text:list-item>
          <text:p text:style-name="P97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3T03:22:04Z</meta:creation-date>
    <dc:date>2022-03-23T03:22:04Z</dc:date>
    <meta:user-defined meta:name="date" meta:value-type="string">2022-03-23</meta:user-defined>
    <meta:user-defined meta:name="output" meta:value-type="string"/>
  </office:meta>
</office:document-meta>
</file>